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2.24cm" fo:padding-top="0.13cm" fo:padding-bottom="0.13cm" fo:padding-left="0.25cm" fo:padding-right="0.25cm" fo:wrap-option="wrap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3cm" fo:min-width="3.4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2.9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cm" fo:min-width="3.653cm"/>
    </style:style>
    <style:style style:name="gr12" style:family="graphic" style:parent-style-name="standard">
      <style:graphic-properties draw:fill-color="#7da647" draw:textarea-horizontal-align="justify" draw:textarea-vertical-align="top" draw:auto-grow-height="false" fo:wrap-option="wrap" draw:shadow="hidden"/>
    </style:style>
    <style:style style:name="gr13" style:family="graphic" style:parent-style-name="standard">
      <style:graphic-properties draw:fill-color="#ff6633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fill-color="#e6ff00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color="#ffff00" fo:font-size="24pt" style:font-size-asian="24pt" style:font-weight-asian="normal" style:font-size-complex="24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color="#376092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00" fo:font-size="24pt" style:font-size-asian="24pt" style:font-weight-asian="normal" style:font-size-complex="24pt"/>
    </style:style>
    <style:style style:name="T5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376092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name="TextBox 13" draw:style-name="gr1" draw:text-style-name="P2" draw:layer="layout" svg:width="18.72cm" svg:height="2.5cm" svg:x="7.8cm" svg:y="2.9cm">
            <text:list text:style-name="L1">
              <text:list-header>
                <text:p text:style-name="P1"><text:span text:style-name="T1">Generic Linux/Android sta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4" draw:layer="layout" svg:width="5.889cm" svg:height="0.997cm" svg:x="9.506cm" svg:y="6.585cm">
            <text:p text:style-name="P3"><text:span text:style-name="T2">User App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2.656cm" svg:height="0.997cm" svg:x="9.5cm" svg:y="8.58cm">
            <text:p text:style-name="P3"><text:span text:style-name="T2">Application Librarie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2.65cm" svg:height="0.798cm" svg:x="9.506cm" svg:y="10.774cm">
            <text:p text:style-name="P3"><text:span text:style-name="T2">System Librari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2.557cm" svg:height="0.798cm" svg:x="9.6cm" svg:y="12.769cm">
            <text:p text:style-name="P3"><text:span text:style-name="T2">Linux Kerne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6.325cm" svg:height="0.798cm" svg:x="9.775cm" svg:y="14.702cm">
            <text:p text:style-name="P3"><text:span text:style-name="T2">Device Driver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5.453cm" svg:height="0.997cm" svg:x="16.703cm" svg:y="14.564cm">
            <text:p text:style-name="P3"><text:span text:style-name="T2">Bootloaders</text:span></text:p>
            <draw:enhanced-geometry svg:viewBox="0 0 21600 21600" draw:type="rectangle" draw:enhanced-path="M 0 0 L 21600 0 21600 21600 0 21600 0 0 Z N"/>
          </draw:custom-shape>
          <draw:line draw:style-name="gr8" draw:layer="layout" svg:x1="5.9cm" svg:y1="12.1cm" svg:x2="26.3cm" svg:y2="12.17cm">
            <text:p/>
          </draw:line>
          <draw:line draw:style-name="gr8" draw:layer="layout" svg:x1="6cm" svg:y1="16.8cm" svg:x2="27.609cm" svg:y2="16.958cm">
            <text:p/>
          </draw:line>
          <draw:frame draw:style-name="gr9" draw:text-style-name="P5" draw:layer="layout" svg:width="4.481cm" svg:height="1.276cm" svg:x="14.5cm" svg:y="17.638cm">
            <draw:text-box>
              <text:p><text:span text:style-name="T3">Hardware</text:span></text:p>
            </draw:text-box>
          </draw:frame>
          <draw:frame draw:style-name="gr10" draw:text-style-name="P4" draw:layer="layout" svg:width="3.453cm" svg:height="2.2cm" svg:x="22.647cm" svg:y="12.9cm">
            <draw:text-box>
              <text:p text:style-name="P3"><text:span text:style-name="T2">System</text:span><text:span text:style-name="T2"><text:line-break/></text:span><text:span text:style-name="T2">software</text:span></text:p>
            </draw:text-box>
          </draw:frame>
          <draw:frame draw:style-name="gr11" draw:text-style-name="P4" draw:layer="layout" svg:width="4.153cm" svg:height="1.77cm" svg:x="22.374cm" svg:y="7.582cm">
            <draw:text-box>
              <text:p text:style-name="P3"><text:span text:style-name="T2">Userspace</text:span><text:span text:style-name="T2"><text:line-break/></text:span><text:span text:style-name="T2">software</text:span></text:p>
            </draw:text-box>
          </draw:frame>
          <draw:custom-shape draw:style-name="gr2" draw:text-style-name="P4" draw:layer="layout" svg:width="5.889cm" svg:height="0.997cm" svg:x="16.267cm" svg:y="6.585cm">
            <text:p text:style-name="P3"><text:span text:style-name="T2">UI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office:forms form:automatic-focus="false" form:apply-design-mode="false"/>
        <draw:custom-shape draw:name="Kernel" draw:style-name="gr12" draw:text-style-name="P6" draw:layer="layout" svg:width="5.4cm" svg:height="5.4cm" svg:x="11.3cm" svg:y="7.4cm">
          <text:p text:style-name="P6"><text:span text:style-name="T4">Kernel</text:span></text:p>
          <draw:enhanced-geometry svg:viewBox="0 0 21600 21600" draw:glue-points="10800 0 3163 3163 0 10800 3163 18437 10800 21600 18437 18437 21600 10800 18437 3163" draw:text-areas="3163 3163 18437 18437" draw:type="ring" draw:modifiers="9091.7372587140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3" draw:text-style-name="P3" draw:layer="layout" svg:width="15.3cm" svg:height="14cm" svg:x="6.4cm" svg:y="3cm">
          <text:p/>
          <draw:enhanced-geometry svg:viewBox="0 0 21600 21600" draw:mirror-vertical="true" draw:type="block-arc" draw:modifiers="-176.33976768595 7326.560572212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9cm" svg:height="8.4cm" svg:x="9.6cm" svg:y="6cm">
          <text:p/>
          <draw:enhanced-geometry svg:viewBox="0 0 21600 21600" draw:glue-points="10800 0 3163 3163 0 10800 3163 18437 10800 21600 18437 18437 21600 10800 18437 3163" draw:text-areas="3163 3163 18437 18437" draw:type="ring" draw:modifiers="2706.8992334185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21.3cm" svg:height="15cm" svg:x="3.5cm" svg:y="4.1cm">
          <text:p/>
          <draw:enhanced-geometry svg:viewBox="0 0 21600 21600" draw:glue-points="10800 0 3163 3163 0 10800 3163 18437 10800 21600 18437 18437 21600 10800 18437 3163" draw:text-areas="3163 3163 18437 18437" draw:type="ring" draw:modifiers="2078.3598515816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6" draw:layer="layout" svg:width="3.736cm" svg:height="0.962cm" svg:x="12.264cm" svg:y="6.2cm">
          <draw:text-box>
            <text:p>System libs</text:p>
          </draw:text-box>
        </draw:frame>
        <draw:frame draw:style-name="gr16" draw:text-style-name="P7" draw:layer="layout" svg:width="4.359cm" svg:height="1.195cm" svg:x="12.141cm" svg:y="4.405cm">
          <draw:text-box>
            <text:p text:style-name="P7"><text:span text:style-name="T5">User apps</text:span></text:p>
          </draw:text-box>
        </draw:frame>
        <draw:frame draw:style-name="gr17" draw:layer="layout" svg:width="0.502cm" svg:height="1.187cm" svg:x="12.4cm" svg:y="13.5cm">
          <draw:text-box>
            <text:p/>
          </draw:text-box>
        </draw:frame>
        <draw:frame draw:style-name="gr16" draw:layer="layout" svg:width="3.736cm" svg:height="0.962cm" svg:x="12.264cm" svg:y="13.3cm">
          <draw:text-box>
            <text:p>System libs</text:p>
          </draw:text-box>
        </draw:frame>
        <draw:frame draw:style-name="gr16" draw:text-style-name="P7" draw:layer="layout" svg:width="4.359cm" svg:height="1.195cm" svg:x="12cm" svg:y="17.7cm">
          <draw:text-box>
            <text:p text:style-name="P7"><text:span text:style-name="T5">User apps</text:span></text:p>
          </draw:text-box>
        </draw:frame>
        <draw:frame draw:style-name="gr16" draw:text-style-name="P5" draw:layer="layout" svg:width="8.473cm" svg:height="1.276cm" svg:x="10.127cm" svg:y="14.724cm">
          <draw:text-box>
            <text:p text:style-name="P5"><text:span text:style-name="T3">Application librar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Shakhov</meta:initial-creator>
    <meta:creation-date>2012-12-25T18:32:38</meta:creation-date>
    <dc:date>2012-12-25T19:30:12</dc:date>
    <dc:creator>Vlad Shakhov</dc:creator>
    <meta:editing-duration>PT33M9S</meta:editing-duration>
    <meta:editing-cycles>6</meta:editing-cycles>
    <meta:generator>LibreOffice/3.5$Linux_X86_64 LibreOffice_project/350m1$Build-2</meta:generator>
    <meta:document-statistic meta:object-count="24"/>
  </office:meta>
</office:document-meta>
</file>